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24.99mm"/>
    </style:style>
    <style:style style:name="co7" style:family="table-column">
      <style:table-column-properties fo:break-before="auto" style:column-width="105mm"/>
    </style:style>
    <style:style style:name="co8" style:family="table-column">
      <style:table-column-properties fo:break-before="auto" style:column-width="14.01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b2b2b2" style:font-name="Utopia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12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47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Utop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52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cell-content()=0" style:apply-style-name="Default" style:base-cell-address="'Coûts-EDT'.I3"/>
    </style:style>
    <style:style style:name="ce5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5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5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57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5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5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0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6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6"/>
    </style:style>
    <style:style style:name="ce6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0]=&quot;&quot;)" style:apply-style-name="Not" style:base-cell-address="'Coûts-EDT'.I19"/>
    </style:style>
    <style:style style:name="ce63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6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22]=&quot;&quot;)" style:apply-style-name="Not" style:base-cell-address="'Coûts-EDT'.I21"/>
    </style:style>
    <style:style style:name="ce6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66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24]=&quot;&quot;)" style:apply-style-name="Not" style:base-cell-address="'Coûts-EDT'.I23"/>
    </style:style>
    <style:style style:name="ce6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24"/>
    </style:style>
    <style:style style:name="ce6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7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2]=&quot;&quot;)" style:apply-style-name="Not" style:base-cell-address="'Coûts-EDT'.J11"/>
    </style:style>
    <style:style style:name="ce72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4]=&quot;&quot;)" style:apply-style-name="Not" style:base-cell-address="'Coûts-EDT'.I13"/>
    </style:style>
    <style:style style:name="ce74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7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16]=&quot;&quot;)" style:apply-style-name="Not" style:base-cell-address="'Coûts-EDT'.J15"/>
    </style:style>
    <style:style style:name="ce76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7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J20]=&quot;&quot;)" style:apply-style-name="Not" style:base-cell-address="'Coûts-EDT'.J19"/>
    </style:style>
    <style:style style:name="ce78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22"/>
    </style:style>
    <style:style style:name="ce79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2]=&quot;&quot;)" style:apply-style-name="Not" style:base-cell-address="'Coûts-EDT'.J21"/>
    </style:style>
    <style:style style:name="ce80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J12"/>
    </style:style>
    <style:style style:name="ce81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4]=&quot;&quot;)" style:apply-style-name="Not" style:base-cell-address="'Coûts-EDT'.J23"/>
    </style:style>
    <style:style style:name="ce82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J24"/>
    </style:style>
    <style:style style:name="ce8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J26]=&quot;&quot;)" style:apply-style-name="Not" style:base-cell-address="'Coûts-EDT'.J25"/>
    </style:style>
    <style:style style:name="ce84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4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font-name="Utopia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31"/>
        <table:table-row table:style-name="ro1">
          <table:table-cell table:style-name="ce1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29" table:formula="of:=IF(([.D1]=&quot;x&quot;)                                                OR                                               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12"/>
          <table:covered-table-cell table:style-name="ce10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25" table:number-columns-spanned="1" table:number-rows-spanned="5"/>
          <table:table-cell table:style-name="ce29" table:formula="of:=IF(([.D3]=&quot;x&quot;)                                                OR                                                ([.D3]=&quot;X&quot;);1;0)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 table:number-columns-spanned="1" table:number-rows-spanned="5">
            <text:p>NEOMA – KEDGE – MBS – RBS – EMS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7</text:p>
          </table:table-cell>
          <table:table-cell table:style-name="ce52" office:value-type="string" calcext:value-type="string">
            <text:p>Mathématiques – 4h</text:p>
          </table:table-cell>
          <table:table-cell table:style-name="ce70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ardi 18</text:p>
          </table:table-cell>
          <table:table-cell table:style-name="ce54" office:value-type="string" calcext:value-type="string">
            <text:p>Économie-Droit – 4h</text:p>
          </table:table-cell>
          <table:table-cell table:style-name="ce70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25"/>
          <table:covered-table-cell table:number-columns-repeated="2" table:style-name="ce31"/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31"/>
          <table:table-cell table:style-name="ce30"/>
          <table:table-cell table:style-name="ce44" office:value-type="string" calcext:value-type="string" table:number-columns-spanned="1" table:number-rows-spanned="2">
            <text:p>Mercredi 19</text:p>
          </table:table-cell>
          <table:table-cell table:style-name="ce54" office:value-type="string" calcext:value-type="string">
            <text:p>Dissertation – 4h</text:p>
          </table:table-cell>
          <table:table-cell table:style-name="ce70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198" calcext:value-type="float">
            <text:p>198</text:p>
          </table:table-cell>
          <table:table-cell table:style-name="ce25"/>
          <table:table-cell table:style-name="ce29" table:formula="of:=IF(([.D8]=&quot;x&quot;)                                                OR                                                ([.D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53" table:formula="of:=CONCATENATE(IF([.$E$3]=1;[.$F$3];&quot;&quot;);)">
            <text:p/>
          </table:table-cell>
          <table:table-cell table:style-name="ce53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9]=&quot;x&quot;)                                                OR                                                ([.D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0]=&quot;x&quot;)                                                OR                                                ([.D1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25"/>
          <table:table-cell table:style-name="ce29" table:formula="of:=IF(([.D11]=&quot;x&quot;)                                                OR                                                ([.D1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DHEC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26</text:p>
          </table:table-cell>
          <table:table-cell table:style-name="ce56" office:value-type="string" calcext:value-type="string">
            <text:p>Économie-Droit (ESSEC) – 4h</text:p>
          </table:table-cell>
          <table:table-cell table:style-name="ce71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70" calcext:value-type="float">
            <text:p>170</text:p>
          </table:table-cell>
          <table:table-cell table:style-name="ce25"/>
          <table:table-cell table:style-name="ce29" table:formula="of:=IF(([.D12]=&quot;x&quot;)                                                OR                                                ([.D1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L - </text:p>
          </table:table-cell>
          <table:table-cell table:style-name="ce30"/>
          <table:covered-table-cell table:style-name="ce47"/>
          <table:table-cell table:style-name="ce57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72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25"/>
          <table:table-cell table:style-name="ce29" table:formula="of:=IF(([.D13]=&quot;x&quot;)                                                OR                                                ([.D1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KEMA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27</text:p>
          </table:table-cell>
          <table:table-cell table:style-name="ce58" office:value-type="string" calcext:value-type="string">
            <text:p>Dissertation (Excelia) – 4h</text:p>
          </table:table-cell>
          <table:table-cell table:style-name="ce73" office:value-type="string" calcext:value-type="string">
            <text:p>Management (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25"/>
          <table:table-cell table:style-name="ce29" table:formula="of:=IF(([.D14]=&quot;x&quot;)                                                OR                                                ([.D1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Audencia - </text:p>
          </table:table-cell>
          <table:table-cell table:style-name="ce30"/>
          <table:covered-table-cell table:style-name="ce47"/>
          <table:table-cell table:style-name="ce59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4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25"/>
          <table:table-cell table:style-name="ce29" table:formula="of:=IF(([.D15]=&quot;x&quot;)                                                OR                                                ([.D1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GEM - </text:p>
          </table:table-cell>
          <table:table-cell table:style-name="ce30"/>
          <table:table-cell table:style-name="ce48" office:value-type="string" calcext:value-type="string" table:number-columns-spanned="1" table:number-rows-spanned="2">
            <text:p>Vendredi 28</text:p>
          </table:table-cell>
          <table:table-cell table:style-name="ce60" office:value-type="string" calcext:value-type="string">
            <text:p>Économie-Droit (SCBS) – 4h</text:p>
          </table:table-cell>
          <table:table-cell table:style-name="ce75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4"/>
          <table:table-cell table:style-name="ce31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25"/>
          <table:table-cell table:style-name="ce29" table:formula="of:=IF(([.D16]=&quot;x&quot;)                                                OR                                                ([.D1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TBS - </text:p>
          </table:table-cell>
          <table:table-cell table:style-name="ce30"/>
          <table:covered-table-cell table:style-name="ce47"/>
          <table:table-cell table:style-name="ce6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6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17]=&quot;x&quot;)                                                OR                                                ([.D17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SB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25"/>
          <table:table-cell table:style-name="ce29" table:formula="of:=IF(([.D18]=&quot;x&quot;)                                                OR                                                ([.D18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C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25"/>
          <table:table-cell table:style-name="ce29" table:formula="of:=IF(([.D19]=&quot;x&quot;)                                                OR                                                ([.D19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MT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ardi 02</text:p>
          </table:table-cell>
          <table:table-cell table:style-name="ce62" office:value-type="string" calcext:value-type="string">
            <text:p>Mathématiques (BSB) – 4h</text:p>
          </table:table-cell>
          <table:table-cell table:style-name="ce77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0]=&quot;x&quot;)                                                OR                                                ([.D20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xcelia - </text:p>
          </table:table-cell>
          <table:table-cell table:style-name="ce30"/>
          <table:covered-table-cell table:style-name="ce48"/>
          <table:table-cell table:style-name="ce63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78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25"/>
          <table:table-cell table:style-name="ce29" table:formula="of:=IF(([.D21]=&quot;x&quot;)                                                OR                                                ([.D21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MN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Mercredi 03</text:p>
          </table:table-cell>
          <table:table-cell table:style-name="ce64" office:value-type="string" calcext:value-type="string">
            <text:p>LV2 ELVi – 4h</text:p>
          </table:table-cell>
          <table:table-cell table:style-name="ce79" office:value-type="string" calcext:value-type="string">
            <text:p>Synthèse (ESCP/H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2]=&quot;x&quot;)                                                OR                                                ([.D22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NSEEC - </text:p>
          </table:table-cell>
          <table:table-cell table:style-name="ce30"/>
          <table:covered-table-cell table:style-name="ce47"/>
          <table:table-cell table:style-name="ce65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)">
            <text:p/>
          </table:table-cell>
          <table:table-cell table:style-name="ce80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3]=&quot;x&quot;)                                                OR                                                ([.D23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ISC -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Jeudi 04</text:p>
          </table:table-cell>
          <table:table-cell table:style-name="ce66" office:value-type="string" calcext:value-type="string">
            <text:p>Management (EMN/INSSEC) – 4h</text:p>
          </table:table-cell>
          <table:table-cell table:style-name="ce81" office:value-type="string" calcext:value-type="string">
            <text:p>LV2 IENA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4]=&quot;x&quot;)                                                OR                                                ([.D24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ESC - </text:p>
          </table:table-cell>
          <table:table-cell table:style-name="ce30"/>
          <table:covered-table-cell table:style-name="ce47"/>
          <table:table-cell table:style-name="ce67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2" table:formula="of:=CONCATENATE(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5]=&quot;x&quot;)                                                OR                                                ([.D25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SCBS - </text:p>
          </table:table-cell>
          <table:table-cell table:style-name="ce30"/>
          <table:table-cell table:style-name="ce47" office:value-type="string" calcext:value-type="string" table:number-columns-spanned="1" table:number-rows-spanned="2">
            <text:p>Vendredi 05</text:p>
          </table:table-cell>
          <table:table-cell table:style-name="ce60" office:value-type="string" calcext:value-type="string">
            <text:p>LV1 IENA – 4h</text:p>
          </table:table-cell>
          <table:table-cell table:style-name="ce83" office:value-type="string" calcext:value-type="string">
            <text:p>Résumé (ICN/ISC)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25"/>
          <table:table-cell table:style-name="ce29" table:formula="of:=IF(([.D26]=&quot;x&quot;)                                                OR                                                ([.D26]=&quot;X&quot;);1;0)" office:value-type="float" office:value="0" calcext:value-type="float">
            <text:p>0</text:p>
          </table:table-cell>
          <table:table-cell table:style-name="ce29" office:value-type="string" calcext:value-type="string">
            <text:p>BBS - </text:p>
          </table:table-cell>
          <table:table-cell table:style-name="ce30"/>
          <table:covered-table-cell table:style-name="ce47"/>
          <table:table-cell table:style-name="ce68" table:formula="of:=CONCATENATE(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84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10"/>
          <table:table-cell table:style-name="ce12"/>
          <table:table-cell table:style-name="ce10"/>
          <table:table-cell table:style-name="ce12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31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31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4:'Coûts-EDT'.J4 'Coûts-EDT'.I6:'Coûts-EDT'.J6 'Coûts-EDT'.I8:'Coûts-EDT'.J8">
            <calcext:condition calcext:apply-style-name="Not" calcext:value="=&quot;&quot;" calcext:base-cell-address="'Coûts-EDT'.I4"/>
          </calcext:conditional-format>
          <calcext:conditional-format calcext:target-range-address="'Coûts-EDT'.I3:'Coûts-EDT'.I3">
            <calcext:condition calcext:apply-style-name="Default" calcext:value="=0" calcext:base-cell-address="'Coûts-EDT'.I3"/>
          </calcext:conditional-format>
          <calcext:conditional-format calcext:target-range-address="'Coûts-EDT'.I3:'Coûts-EDT'.J3 'Coûts-EDT'.I5:'Coûts-EDT'.J5 'Coûts-EDT'.I7:'Coûts-EDT'.J7">
            <calcext:condition calcext:apply-style-name="Not" calcext:value="formula-is([.I4]=&quot;&quot;)" calcext:base-cell-address="'Coûts-EDT'.I3"/>
          </calcext:conditional-format>
          <calcext:conditional-format calcext:target-range-address="'Coûts-EDT'.I16:'Coûts-EDT'.I16">
            <calcext:condition calcext:apply-style-name="Not" calcext:value="=&quot;&quot;" calcext:base-cell-address="'Coûts-EDT'.I16"/>
          </calcext:conditional-format>
          <calcext:conditional-format calcext:target-range-address="'Coûts-EDT'.J13:'Coûts-EDT'.J13 'Coûts-EDT'.I15:'Coûts-EDT'.I15 'Coûts-EDT'.I25:'Coûts-EDT'.I25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J15:'Coûts-EDT'.J15">
            <calcext:condition calcext:apply-style-name="Not" calcext:value="formula-is([.J16]=&quot;&quot;)" calcext:base-cell-address="'Coûts-EDT'.J15"/>
          </calcext:conditional-format>
          <calcext:conditional-format calcext:target-range-address="'Coûts-EDT'.I14:'Coûts-EDT'.I14">
            <calcext:condition calcext:apply-style-name="Not" calcext:value="=&quot;&quot;" calcext:base-cell-address="'Coûts-EDT'.I14"/>
          </calcext:conditional-format>
          <calcext:conditional-format calcext:target-range-address="'Coûts-EDT'.I13:'Coûts-EDT'.I13">
            <calcext:condition calcext:apply-style-name="Not" calcext:value="formula-is([.I14]=&quot;&quot;)" calcext:base-cell-address="'Coûts-EDT'.I13"/>
          </calcext:conditional-format>
          <calcext:conditional-format calcext:target-range-address="'Coûts-EDT'.I12:'Coûts-EDT'.I12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I11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J12:'Coûts-EDT'.J12">
            <calcext:condition calcext:apply-style-name="Not" calcext:value="=&quot;&quot;" calcext:base-cell-address="'Coûts-EDT'.J12"/>
          </calcext:conditional-format>
          <calcext:conditional-format calcext:target-range-address="'Coûts-EDT'.J11:'Coûts-EDT'.J11">
            <calcext:condition calcext:apply-style-name="Not" calcext:value="formula-is([.J12]=&quot;&quot;)" calcext:base-cell-address="'Coûts-EDT'.J11"/>
          </calcext:conditional-format>
          <calcext:conditional-format calcext:target-range-address="'Coûts-EDT'.I19:'Coûts-EDT'.I19">
            <calcext:condition calcext:apply-style-name="Not" calcext:value="formula-is([.I20]=&quot;&quot;)" calcext:base-cell-address="'Coûts-EDT'.I19"/>
          </calcext:conditional-format>
          <calcext:conditional-format calcext:target-range-address="'Coûts-EDT'.J19:'Coûts-EDT'.J19">
            <calcext:condition calcext:apply-style-name="Not" calcext:value="formula-is([.J20]=&quot;&quot;)" calcext:base-cell-address="'Coûts-EDT'.J19"/>
          </calcext:conditional-format>
          <calcext:conditional-format calcext:target-range-address="'Coûts-EDT'.I22:'Coûts-EDT'.I22">
            <calcext:condition calcext:apply-style-name="Not" calcext:value="=&quot;&quot;" calcext:base-cell-address="'Coûts-EDT'.I22"/>
          </calcext:conditional-format>
          <calcext:conditional-format calcext:target-range-address="'Coûts-EDT'.I21:'Coûts-EDT'.I21">
            <calcext:condition calcext:apply-style-name="Not" calcext:value="formula-is([.I22]=&quot;&quot;)" calcext:base-cell-address="'Coûts-EDT'.I21"/>
          </calcext:conditional-format>
          <calcext:conditional-format calcext:target-range-address="'Coûts-EDT'.J21:'Coûts-EDT'.J21">
            <calcext:condition calcext:apply-style-name="Not" calcext:value="formula-is([.J22]=&quot;&quot;)" calcext:base-cell-address="'Coûts-EDT'.J21"/>
          </calcext:conditional-format>
          <calcext:conditional-format calcext:target-range-address="'Coûts-EDT'.J24:'Coûts-EDT'.J24">
            <calcext:condition calcext:apply-style-name="Not" calcext:value="=&quot;&quot;" calcext:base-cell-address="'Coûts-EDT'.J24"/>
          </calcext:conditional-format>
          <calcext:conditional-format calcext:target-range-address="'Coûts-EDT'.J23:'Coûts-EDT'.J23">
            <calcext:condition calcext:apply-style-name="Not" calcext:value="formula-is([.J24]=&quot;&quot;)" calcext:base-cell-address="'Coûts-EDT'.J23"/>
          </calcext:conditional-format>
          <calcext:conditional-format calcext:target-range-address="'Coûts-EDT'.J25:'Coûts-EDT'.J25">
            <calcext:condition calcext:apply-style-name="Not" calcext:value="formula-is([.J26]=&quot;&quot;)" calcext:base-cell-address="'Coûts-EDT'.J25"/>
          </calcext:conditional-format>
          <calcext:conditional-format calcext:target-range-address="'Coûts-EDT'.I24:'Coûts-EDT'.I24">
            <calcext:condition calcext:apply-style-name="Not" calcext:value="=&quot;&quot;" calcext:base-cell-address="'Coûts-EDT'.I24"/>
          </calcext:conditional-format>
          <calcext:conditional-format calcext:target-range-address="'Coûts-EDT'.I23:'Coûts-EDT'.I23">
            <calcext:condition calcext:apply-style-name="Not" calcext:value="formula-is([.I24]=&quot;&quot;)" calcext:base-cell-address="'Coûts-EDT'.I23"/>
          </calcext:conditional-format>
          <calcext:conditional-format calcext:target-range-address="'Coûts-EDT'.J14:'Coûts-EDT'.J14">
            <calcext:condition calcext:apply-style-name="Not" calcext:value="=&quot;&quot;" calcext:base-cell-address="'Coûts-EDT'.J14"/>
          </calcext:conditional-format>
          <calcext:conditional-format calcext:target-range-address="'Coûts-EDT'.J16:'Coûts-EDT'.J16">
            <calcext:condition calcext:apply-style-name="Not" calcext:value="=&quot;&quot;" calcext:base-cell-address="'Coûts-EDT'.J16"/>
          </calcext:conditional-format>
          <calcext:conditional-format calcext:target-range-address="'Coûts-EDT'.I20:'Coûts-EDT'.I20">
            <calcext:condition calcext:apply-style-name="Not" calcext:value="=&quot;&quot;" calcext:base-cell-address="'Coûts-EDT'.I20"/>
          </calcext:conditional-format>
          <calcext:conditional-format calcext:target-range-address="'Coûts-EDT'.J26:'Coûts-EDT'.J26">
            <calcext:condition calcext:apply-style-name="Not" calcext:value="=&quot;&quot;" calcext:base-cell-address="'Coûts-EDT'.J26"/>
          </calcext:conditional-format>
          <calcext:conditional-format calcext:target-range-address="'Coûts-EDT'.J20:'Coûts-EDT'.J20">
            <calcext:condition calcext:apply-style-name="Not" calcext:value="=&quot;&quot;" calcext:base-cell-address="'Coûts-EDT'.J20"/>
          </calcext:conditional-format>
          <calcext:conditional-format calcext:target-range-address="'Coûts-EDT'.J22:'Coûts-EDT'.J22">
            <calcext:condition calcext:apply-style-name="Not" calcext:value="=&quot;&quot;" calcext:base-cell-address="'Coûts-EDT'.J22"/>
          </calcext:conditional-format>
          <calcext:conditional-format calcext:target-range-address="'Coûts-EDT'.I26:'Coûts-EDT'.I26">
            <calcext:condition calcext:apply-style-name="Not" calcext:value="=&quot;&quot;" calcext:base-cell-address="'Coûts-EDT'.I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1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1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6">00/00/0000</text:date>, <text:time style:data-style-name="N2" text:time-value="11:03:21.854965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5T18:32:11.126100657</meta:creation-date>
    <dc:date>2023-07-16T11:17:54.929591865</dc:date>
    <meta:editing-duration>PT14H33M5S</meta:editing-duration>
    <meta:editing-cycles>73</meta:editing-cycles>
    <meta:generator>LibreOffice/5.2.7.2$Linux_X86_64 LibreOffice_project/20m0$Build-2</meta:generator>
    <meta:document-statistic meta:table-count="1" meta:cell-count="144" meta:object-count="0"/>
  </office:meta>
</office:document-meta>
</file>